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c97b" officeooo:paragraph-rsid="001ac97b"/>
    </style:style>
    <style:style style:name="P2" style:family="paragraph" style:parent-style-name="Standard">
      <style:paragraph-properties fo:text-align="center" style:justify-single-word="false"/>
      <style:text-properties officeooo:rsid="001ac97b" officeooo:paragraph-rsid="001ac97b"/>
    </style:style>
    <style:style style:name="P3" style:family="paragraph" style:parent-style-name="Standard">
      <style:text-properties officeooo:rsid="001de403" officeooo:paragraph-rsid="001de403"/>
    </style:style>
    <style:style style:name="P4" style:family="paragraph" style:parent-style-name="Standard">
      <style:text-properties officeooo:rsid="001edcd4" officeooo:paragraph-rsid="001edcd4"/>
    </style:style>
    <style:style style:name="P5" style:family="paragraph" style:parent-style-name="Standard">
      <style:text-properties officeooo:rsid="00204c0f" officeooo:paragraph-rsid="00204c0f"/>
    </style:style>
    <style:style style:name="P6" style:family="paragraph" style:parent-style-name="Standard">
      <style:text-properties officeooo:rsid="002107b1" officeooo:paragraph-rsid="002107b1"/>
    </style:style>
    <style:style style:name="P7" style:family="paragraph" style:parent-style-name="Standard">
      <style:text-properties officeooo:paragraph-rsid="002107b1"/>
    </style:style>
    <style:style style:name="P8" style:family="paragraph" style:parent-style-name="Standard">
      <style:text-properties officeooo:rsid="00253cf2" officeooo:paragraph-rsid="00253cf2"/>
    </style:style>
    <style:style style:name="P9" style:family="paragraph" style:parent-style-name="Standard">
      <style:text-properties officeooo:rsid="00266a51" officeooo:paragraph-rsid="00266a51"/>
    </style:style>
    <style:style style:name="P10" style:family="paragraph" style:parent-style-name="Standard">
      <style:text-properties officeooo:paragraph-rsid="00266a51"/>
    </style:style>
    <style:style style:name="P11" style:family="paragraph" style:parent-style-name="Standard">
      <style:text-properties officeooo:rsid="0079af65" officeooo:paragraph-rsid="002d7e40"/>
    </style:style>
    <style:style style:name="P12" style:family="paragraph" style:parent-style-name="Standard">
      <style:text-properties officeooo:rsid="0046db20" officeooo:paragraph-rsid="002d7e40"/>
    </style:style>
    <style:style style:name="P13" style:family="paragraph" style:parent-style-name="Standard">
      <style:text-properties officeooo:rsid="00492723" officeooo:paragraph-rsid="002d7e40"/>
    </style:style>
    <style:style style:name="P14" style:family="paragraph" style:parent-style-name="Standard">
      <style:text-properties officeooo:rsid="004794b7" officeooo:paragraph-rsid="002d7e40"/>
    </style:style>
    <style:style style:name="P15" style:family="paragraph" style:parent-style-name="Standard">
      <style:text-properties officeooo:rsid="0082dec5" officeooo:paragraph-rsid="002d7e40"/>
    </style:style>
    <style:style style:name="P16" style:family="paragraph" style:parent-style-name="Standard">
      <style:text-properties officeooo:rsid="002f47b4" officeooo:paragraph-rsid="002f47b4"/>
    </style:style>
    <style:style style:name="P17" style:family="paragraph" style:parent-style-name="Standard" style:list-style-name="L1">
      <style:text-properties officeooo:rsid="0066b4a3" officeooo:paragraph-rsid="002d7e40"/>
    </style:style>
    <style:style style:name="P18" style:family="paragraph" style:parent-style-name="Standard" style:list-style-name="L1">
      <style:text-properties officeooo:rsid="005ab9c5" officeooo:paragraph-rsid="002d7e40"/>
    </style:style>
    <style:style style:name="P19" style:family="paragraph" style:parent-style-name="Standard" style:list-style-name="L1">
      <style:text-properties officeooo:rsid="00639d08" officeooo:paragraph-rsid="002d7e40"/>
    </style:style>
    <style:style style:name="P20" style:family="paragraph" style:parent-style-name="Standard" style:list-style-name="L1">
      <style:text-properties officeooo:rsid="005cab4d" officeooo:paragraph-rsid="002d7e40"/>
    </style:style>
    <style:style style:name="P21" style:family="paragraph" style:parent-style-name="Standard" style:list-style-name="L1">
      <style:text-properties officeooo:rsid="004794b7" officeooo:paragraph-rsid="002d7e40"/>
    </style:style>
    <style:style style:name="P22" style:family="paragraph" style:parent-style-name="Standard" style:list-style-name="L1">
      <style:text-properties officeooo:rsid="00678f0b" officeooo:paragraph-rsid="002d7e40"/>
    </style:style>
    <style:style style:name="P23" style:family="paragraph" style:parent-style-name="Standard">
      <style:text-properties officeooo:rsid="003066a3" officeooo:paragraph-rsid="003066a3"/>
    </style:style>
    <style:style style:name="T1" style:family="text">
      <style:text-properties officeooo:rsid="001c7d0c"/>
    </style:style>
    <style:style style:name="T2" style:family="text">
      <style:text-properties officeooo:rsid="00204c0f"/>
    </style:style>
    <style:style style:name="T3" style:family="text">
      <style:text-properties style:text-underline-style="none" officeooo:rsid="00204c0f"/>
    </style:style>
    <style:style style:name="T4" style:family="text">
      <style:text-properties style:text-underline-style="none" officeooo:rsid="002b8c6e"/>
    </style:style>
    <style:style style:name="T5" style:family="text">
      <style:text-properties officeooo:rsid="00253cf2"/>
    </style:style>
    <style:style style:name="T6" style:family="text">
      <style:text-properties officeooo:rsid="005b7554"/>
    </style:style>
    <style:style style:name="T7" style:family="text">
      <style:text-properties officeooo:rsid="0067a79f"/>
    </style:style>
    <style:style style:name="T8" style:family="text">
      <style:text-properties officeooo:rsid="0079b373"/>
    </style:style>
    <style:style style:name="T9" style:family="text">
      <style:text-properties officeooo:rsid="00660690"/>
    </style:style>
    <style:style style:name="T10" style:family="text">
      <style:text-properties officeooo:rsid="0068a4d6"/>
    </style:style>
    <style:style style:name="T11" style:family="text">
      <style:text-properties officeooo:rsid="0075641b"/>
    </style:style>
    <style:style style:name="T12" style:family="text">
      <style:text-properties officeooo:rsid="002f6730"/>
    </style:style>
    <style:style style:name="T13" style:family="text">
      <style:text-properties officeooo:rsid="002fd4c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</text:p>
      <text:p text:style-name="P1"/>
      <text:p text:style-name="P1"/>
      <text:p text:style-name="P1">SUBIR</text:p>
      <text:p text:style-name="P1"/>
      <text:p text:style-name="P1">git add -A</text:p>
      <text:p text:style-name="P1">git commit -m “que has echo”</text:p>
      <text:p text:style-name="P1">git push</text:p>
      <text:p text:style-name="P1"/>
      <text:p text:style-name="P1"/>
      <text:p text:style-name="P1">BAJAR</text:p>
      <text:p text:style-name="P1">git pull <text:span text:style-name="T1">(hacer siempre esto antes de empezar a trabajar)</text:span></text:p>
      <text:p text:style-name="P1"/>
      <text:p text:style-name="P1"/>
      <text:p text:style-name="P3">con git log se saben los cambios que se han realizado</text:p>
      <text:p text:style-name="P3"/>
      <text:p text:style-name="P4">git checkout para descartar los cambios</text:p>
      <text:p text:style-name="P23">git config --global user.email "esther@esther.com"</text:p>
      <text:p text:style-name="P4"/>
      <text:p text:style-name="P5">"ultima documentacion de las estructuras de las tablas, creados los modelos crearCasoTcasoClaveEmpresaAccesoPorRegistro, escribirClaveTcasoClaveEmpresaAccesoPorRegistro, modificado el modelo crearEmpresa para que cree caso en tcaso responsable y porque faltaban crear los tdatos adjuntos, <text:s/>y modificado el controlador crearEmpresa para incluir la llamada de los modelos nuevos" </text:p>
      <text:p text:style-name="P1"/>
      <text:p text:style-name="P1"/>
      <text:p text:style-name="P6">20102018</text:p>
      <text:p text:style-name="P7"><text:span text:style-name="T2">“</text:span><text:span text:style-name="T3">modificados</text:span><text:span text:style-name="T2"> los modelos crearCasoTcasoClaveEmpresaAccesoPorRegistro,escribirClaveTcasoClaveEmpresaAccesoPorRegistro, creado el modelo crearCasoTcasoResponsable,modificado el controlador crearEmpresa para modificar las llamada de los modelos, modificados los modelos leerSectorEmpresa,leerCargoEmpresa y leerProvinciaEmpresa por que faltaba un espacio entre el tdato a leer y el FROM”</text:span></text:p>
      <text:p text:style-name="P7"/>
      <text:p text:style-name="P8">segundos cambios</text:p>
      <text:p text:style-name="P7">“<text:span text:style-name="T5">modificado el modelo crearClave para cambiar el nombre del valor del tdato tipotcaso de 'clave' a 'clavemaster, modificada la documentacion de los controladores crearEmpresa y crearMaster, porque en respuesta solo estaba puesto el 0 → ok”</text:span></text:p>
      <text:p text:style-name="P7"/>
      <text:p text:style-name="P9">23102018</text:p>
      <text:p text:style-name="P9"/>
      <text:p text:style-name="P9">“modificado el modelo verificarUsuario y la documentacion del controlador verificarUsuario para que le lleguen varios usuarios y claves”</text:p>
      <text:p text:style-name="P10"/>
      <text:p text:style-name="P10">“<text:span text:style-name="T4">añadida la documentacion a todos los controladores y añadido a los modelos unset() y flush()</text:span>”</text:p>
      <text:p text:style-name="P9"/>
      <text:p text:style-name="P9"/>
      <text:p text:style-name="P12"/>
      <text:p text:style-name="P12"/>
      <text:p text:style-name="P13">Funcionamiento:</text:p>
      <text:list xml:id="list4789773054536488077" text:style-name="L1">
        <text:list-item>
          <text:p text:style-name="P17">En crear comando: <text:tab/></text:p>
          <text:list>
            <text:list-item>
              <text:p text:style-name="P17">Se crea caso en tcaso “comando” de tabla cortinillaspertenencia1</text:p>
            </text:list-item>
            <text:list-item>
              <text:p text:style-name="P17"><text:soft-page-break/>Se crea un caso y una TP por cada borna</text:p>
            </text:list-item>
          </text:list>
        </text:list-item>
        <text:list-item>
          <text:p text:style-name="P18">En crear comando arduino se crean tantas bornas <text:span text:style-name="T6">de salidas o de entradas </text:span>como se introduzcan por la pantalla <text:span text:style-name="T7">y en el tdato comando se escribe el idcomando correspondiente.</text:span></text:p>
        </text:list-item>
        <text:list-item>
          <text:p text:style-name="P19">En crear comando dali serie se crean 4 bornas de entrada y 4 bornas de salida.</text:p>
        </text:list-item>
        <text:list-item>
          <text:p text:style-name="P19">En crear comando dali <text:span text:style-name="T8">eth</text:span> se crean 4 bornas de entrada y 4 bornas de salida.</text:p>
        </text:list-item>
        <text:list-item>
          <text:p text:style-name="P20">En el tdato de tipoborna de la tabla cortinillaspertenencia1, se almacena “entrada“ o “salida”</text:p>
        </text:list-item>
        <text:list-item>
          <text:p text:style-name="P21">Cuando se programa un TRB: </text:p>
          <text:list>
            <text:list-item>
              <text:p text:style-name="P21">se escribe l<text:span text:style-name="T9">os</text:span> tdato<text:span text:style-name="T9">s</text:span> subdriver, <text:span text:style-name="T9">activorb, tiemposalida</text:span> de la tabla </text:p>
            </text:list-item>
            <text:list-item>
              <text:p text:style-name="P17">se crea tabla ram</text:p>
            </text:list-item>
            <text:list-item>
              <text:p text:style-name="P21"><text:span text:style-name="T9">se crea caso en tabla iniciarhilos de bd:ps</text:span><text:tab/><text:tab/></text:p>
            </text:list-item>
          </text:list>
        </text:list-item>
        <text:list-item>
          <text:p text:style-name="P22">Cuando se programa una TPSE</text:p>
        </text:list-item>
        <text:list-item>
          <text:p text:style-name="P22">Cuando se programa una TPSS</text:p>
        </text:list-item>
      </text:list>
      <text:p text:style-name="P14"><text:tab/></text:p>
      <text:p text:style-name="P14"/>
      <text:p text:style-name="P14"><text:span text:style-name="T10">Mirar que argumentos se escriben cuando se programa una TPSE con th, para ver si los tenemos que tener en cuenta a la hora de modificar.</text:span><text:tab/><text:tab/></text:p>
      <text:p text:style-name="P14"><text:span text:style-name="T11">Mirar para que se utilizan los tdatos tipotrb y tiporb de la tabla cortinillaspertenencia1</text:span> <text:tab/> <text:s/></text:p>
      <text:p text:style-name="P15">Pendiente modificar y borrar si hay contenedor externo en el th</text:p>
      <text:p text:style-name="P14"/>
      <text:p text:style-name="P14"/>
      <text:p text:style-name="P11">Sentencias sql mas utilizadas:</text:p>
      <text:p text:style-name="P11"/>
      <text:p text:style-name="P11">select _idcortinillaspertenencia1 as id,tipodriver as t,subdriver as s,comando as c,edificiocomando as ed,plantacomando as pc, zonacomando as zc, nemocomando as nc,tipoborna as tb,numeroborna_entrada as nbe,numeroborna_salida as nbs,tipocomando as tc,relaciontpdesdehasta as rt from huevon_esther2.cortinillaspertenencia1; </text:p>
      <text:p text:style-name="P11"/>
      <text:p text:style-name="P11"/>
      <text:p text:style-name="P16">30102018</text:p>
      <text:p text:style-name="P16">Modificado <text:span text:style-name="T12">controlador </text:span>crearEmpresa, <text:span text:style-name="T12">cogido el mio anterior porque faltaban las llamadas a los ultimos modelos y </text:span>para <text:span text:style-name="T12">añadir lo nuevo</text:span>, <text:span text:style-name="T12">modificados los modelos crearEmpresa para modificar estructura tabla, modificado modelo crearCasoTcaso</text:span> <text:span text:style-name="T12">Representante, creado los modelos crearCasoTcasoEmpresa y crearCasoTcasoEntidad, modificados los modelos leerSectorEmpresa, leerProvinciaEmpresa y leerCargosEmpresa por que se ha cambiado el nombre del tcaso 'responsable' por 'representante',modificada la documentac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2:29:23.146702694</meta:creation-date>
    <dc:date>2018-10-31T12:29:34.701819544</dc:date>
    <meta:editing-duration>P2DT2H29M43S</meta:editing-duration>
    <meta:editing-cycles>16</meta:editing-cycles>
    <meta:generator>LibreOffice/4.2.8.2$Linux_x86 LibreOffice_project/420m0$Build-2</meta:generator>
    <meta:document-statistic meta:table-count="0" meta:image-count="0" meta:object-count="0" meta:page-count="2" meta:paragraph-count="40" meta:word-count="496" meta:character-count="3479" meta:non-whitespace-character-count="3019"/>
  </office:meta>
</office:document-meta>
</file>